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qualsBuilder.append( char [ ] lhs , char [ ] rh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qualsBuilder.append( boolean [ ] lhs , boolean [ ] rh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qualsBuilder.append( char lhs , char r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Builder.append( short [ ] lhs , short [ ] rh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qualsBuilder.is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.append( long [ ] lhs , long [ ] rh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qualsBuilder.append( boolean lhs , boolean r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Builder.reflectionEquals( Object lhs , Object rhs , String [ ] exclude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.reflectionEquals( Object lhs , Object r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.reflectionEquals( Object lhs , Object rhs , boolean testTransients , Class &lt; ? &gt; reflectUpTo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.append( short lhs , short r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Builder.append( int [ ] lhs , int [ ] rh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qualsBuilder.Equals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qualsBuilder.append( long lhs , long r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Builder.append( Object lhs , Object rh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">
            <text:p text:style-name="Table_20_Contents">9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EqualsBuilder.append( byte [ ] lhs , byte [ ] rh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qualsBuilder.append( double lhs , double rh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qualsBuilder.reflectionEquals( Object lhs , Object rhs , boolean testTransi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.reflectionAppend( Object lhs , Object rhs , Class &lt; ? &gt; clazz , EqualsBuilder builder , boolean useTransients , String [ ] excludeField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qualsBuilder.append( float lhs , float rh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qualsBuilder.setEquals( boolean isEqu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.append( int lhs , int r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Builder.append( Object [ ] lhs , Object [ ] rh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qualsBuilder.appendSuper( boolean superEqu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Builder.reflectionEquals( Object lhs , Object rhs , boolean testTransients , Class &lt; ? &gt; reflectUpToClass , String [ ] excludeField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EqualsBuilder.append( byte lhs , byte r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Builder.append( double [ ] lhs , double [ ] rh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qualsBuilder.append( float [ ] lhs , float [ ] rh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